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164.22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11.84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9.47mm" fo:break-before="auto" style:use-optimal-row-height="true"/>
    </style:style>
    <style:style style:name="ro10" style:family="table-row">
      <style:table-row-properties style:row-height="5.26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4" office:value-type="string" calcext:value-type="string">
            <text:p>Steps/Commands</text:p>
          </table:table-cell>
          <table:table-cell table:style-name="ce4" office:value-type="string" calcext:value-type="string">
            <text:p>Comments</text:p>
          </table:table-cell>
          <table:table-cell table:style-name="ce9" table:number-columns-repeated="1021"/>
        </table:table-row>
        <table:table-row table:style-name="ro2">
          <table:table-cell table:style-name="ce2" office:value-type="string" calcext:value-type="string">
            <text:p>Upload your ssh key to gitlab account </text:p>
          </table:table-cell>
          <table:table-cell table:style-name="ce5" office:value-type="string" calcext:value-type="string">
            <text:p>Login Git -&gt;settings-&gt;click on ssh-keys-&gt;Add SSH keys which found in system.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nitialize a Git Repository </text:p>
          </table:table-cell>
          <table:table-cell table:style-name="ce6" office:value-type="string" calcext:value-type="string">
            <text:p>mkdir Exercise <text:s/>-&gt; cd Exercise <text:s/>-&gt; git ini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Add files to the repository </text:p>
          </table:table-cell>
          <table:table-cell table:style-name="ce6" office:value-type="string" calcext:value-type="string">
            <text:p>git add GithubExercise.ods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stage 1 file </text:p>
          </table:table-cell>
          <table:table-cell table:style-name="ce6" office:value-type="string" calcext:value-type="string">
            <text:p>touch unstagetextcheck.txt</text:p>
          </table:table-cell>
          <table:table-cell table:style-name="ce6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Commit the files </text:p>
          </table:table-cell>
          <table:table-cell table:style-name="ce6" office:value-type="string" calcext:value-type="string">
            <text:p>git commit -m"Github exercise-in progress </text:p>
            <text:p>first commit complte-8-7-2015" GithubExercise.ods </text:p>
          </table:table-cell>
          <table:table-cell table:style-name="ce6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Add a remote </text:p>
          </table:table-cell>
          <table:table-cell table:style-name="ce6" office:value-type="string" calcext:value-type="string">
            <text:p>git remote add linuxFirst git@github.com:Richakumari24/Ttnd_Exercise.git</text:p>
            <text:p/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do changes to a particular file </text:p>
          </table:table-cell>
          <table:table-cell table:style-name="ce6" office:value-type="string" calcext:value-type="string">
            <text:p>open file using vim and some change.-&gt;again run add and commit cmd </text:p>
          </table:table-cell>
          <table:table-cell table:style-name="ce6"/>
          <table:table-cell table:style-name="ce10" table:number-columns-repeated="1021"/>
        </table:table-row>
        <table:table-row table:style-name="ro5">
          <table:table-cell table:style-name="ce2" office:value-type="string" calcext:value-type="string">
            <text:p>- Push changes to Github </text:p>
          </table:table-cell>
          <table:table-cell table:style-name="ce6" office:value-type="string" calcext:value-type="string">
            <text:p>git push --set-upstream git@github.com:Richakumari24/Ttnd_Exercise.git master</text:p>
            <text:p>or</text:p>
            <text:p/>
            <text:p>git push 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Clone the repository </text:p>
          </table:table-cell>
          <table:table-cell table:style-name="ce6" office:value-type="string" calcext:value-type="string">
            <text:p>switch to another directory -&gt; git clone</text:p>
            <text:p>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6">
          <table:table-cell table:style-name="ce2" office:value-type="string" calcext:value-type="string">
            <text:p>- Add changes to one of the copies and pull the changes in the other. </text:p>
          </table:table-cell>
          <table:table-cell table:style-name="ce7" office:value-type="string" calcext:value-type="string">
            <text:p>git pull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5">
          <table:table-cell table:style-name="ce2" office:value-type="string" calcext:value-type="string">
            <text:p>- Add changes to both repos, try to push from both without taking a pull. </text:p>
          </table:table-cell>
          <table:table-cell table:style-name="ce6" office:value-type="string" calcext:value-type="string">
            <text:p><text:span text:style-name="T1">git push --set-upstream git@github.com:Richakumari24/Ttnd_Exercise.git master</text:span></text:p>
            <text:p><text:span text:style-name="T1">or</text:span></text:p>
            <text:p/>
            <text:p><text:span text:style-name="T1">git push  </text:span><text:span text:style-name="T1"><text:a xlink:href="mailto:git@github.com" xlink:type="simple">git@github.com</text:a></text:span><text:span text:style-name="T1">:Richakumari24/Ttnd_Exercise.git</text:span>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heck differences between a file and its staged version </text:p>
          </table:table-cell>
          <table:table-cell table:style-name="ce8" office:value-type="string" calcext:value-type="string">
            <text:p>git diff --cached – unstagetextcheck.tx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 few files to be checked in </text:p>
          </table:table-cell>
          <table:table-cell table:style-name="ce6" office:value-type="string" calcext:value-type="string">
            <text:p>touch .gitignore <text:s text:c="2"/>then -&gt; <text:s/>echo uncommitedfile.txt&gt;&gt; .gitignore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lready committed files </text:p>
          </table:table-cell>
          <table:table-cell table:style-name="ce8" office:value-type="string" calcext:value-type="string">
            <text:p>git rm --cached unstagetextcheck.txt</text:p>
          </table:table-cell>
          <table:table-cell table:style-name="ce6" office:value-type="string" calcext:value-type="string">
            <text:p>also entry in .gitignore</text:p>
          </table:table-cell>
          <table:table-cell table:style-name="ce10" table:number-columns-repeated="1021"/>
        </table:table-row>
        <table:table-row table:style-name="ro7">
          <table:table-cell table:style-name="ce2" office:value-type="string" calcext:value-type="string">
            <text:p>- Create a new branch. Diverge them with commits </text:p>
          </table:table-cell>
          <table:table-cell table:style-name="ce6" office:value-type="string" calcext:value-type="string">
            <text:p>git branch new-branch1 &lt;last commit history&gt;</text:p>
          </table:table-cell>
          <table:table-cell table:style-name="ce6"/>
          <table:table-cell table:style-name="ce10" table:number-columns-repeated="1021"/>
        </table:table-row>
        <table:table-row table:style-name="ro8">
          <table:table-cell table:style-name="ce2" office:value-type="string" calcext:value-type="string">
            <text:p>- Creating tags, pushing them and checking out </text:p>
          </table:table-cell>
          <table:table-cell table:style-name="ce6" office:value-type="string" calcext:value-type="string">
            <text:p>git tag -a v1.4 -m 'my version 1'</text:p>
            <text:p>git push linuxFirst v1.4</text:p>
            <text:p>git checkout v1.4</text:p>
          </table:table-cell>
          <table:table-cell table:style-name="ce6"/>
          <table:table-cell table:style-name="ce10" table:number-columns-repeated="1021"/>
        </table:table-row>
        <table:table-row table:style-name="ro9">
          <table:table-cell table:style-name="ce2" office:value-type="string" calcext:value-type="string">
            <text:p>- Edit the same file at the same line on both branches and commit </text:p>
          </table:table-cell>
          <table:table-cell table:style-name="ce3" office:value-type="string" calcext:value-type="string">
            <text:p>create compare.txt file in both branch. </text:p>
            <text:p>Then add diiferent content. </text:p>
            <text:p>git add compare,</text:p>
            <text:p>git commit -m "compare first file commit" compare  (  same step from another branch)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- Try merging and resolve merge conflicts </text:p>
          </table:table-cell>
          <table:table-cell table:style-name="ce3" office:value-type="string" calcext:value-type="string">
            <text:p>swith to master. <text:s/>git checkout master <text:s/>-&gt;git merge new-branch1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- Stash the changes and pop them</text:p>
          </table:table-cell>
          <table:table-cell table:style-name="ce3" office:value-type="string" calcext:value-type="string">
            <text:p>git stash <text:s text:c="2"/>, <text:s/>git stash pop</text:p>
          </table:table-cell>
          <table:table-cell table:number-columns-repeated="1022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3:51:01.700268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08T13:52:00.872778484</dc:date>
    <meta:editing-duration>PT1H32M48S</meta:editing-duration>
    <meta:editing-cycles>37</meta:editing-cycles>
    <meta:generator>LibreOffice/4.4.2.2$Linux_X86_64 LibreOffice_project/40m0$Build-2</meta:generator>
    <meta:document-statistic meta:table-count="1" meta:cell-count="42" meta:object-count="0"/>
  </office:meta>
</office:document-meta>
</file>